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1D0000028F64226E72DC64FB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serrat" svg:font-family="Monserrat"/>
    <style:font-face style:name="Montserrat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4.633cm" fo:margin-left="0.018cm" fo:margin-top="0cm" fo:margin-bottom="0cm" table:align="left" style:writing-mode="page"/>
    </style:style>
    <style:style style:name="Table1.A" style:family="table-column">
      <style:table-column-properties style:column-width="2.141cm"/>
    </style:style>
    <style:style style:name="Table1.B" style:family="table-column">
      <style:table-column-properties style:column-width="22.4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24.617cm" fo:margin-left="0.018cm" fo:margin-top="0cm" fo:margin-bottom="0cm" table:align="left" style:writing-mode="page"/>
    </style:style>
    <style:style style:name="Table2.A" style:family="table-column">
      <style:table-column-properties style:column-width="2.194cm"/>
    </style:style>
    <style:style style:name="Table2.B" style:family="table-column">
      <style:table-column-properties style:column-width="5.373cm"/>
    </style:style>
    <style:style style:name="Table2.C" style:family="table-column">
      <style:table-column-properties style:column-width="7.327cm"/>
    </style:style>
    <style:style style:name="Table2.D" style:family="table-column">
      <style:table-column-properties style:column-width="9.72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" style:family="table">
      <style:table-properties style:width="24.58cm" fo:margin-left="0.245cm" fo:margin-top="0cm" fo:margin-bottom="0cm" table:align="left" style:writing-mode="page"/>
    </style:style>
    <style:style style:name="Table3.A" style:family="table-column">
      <style:table-column-properties style:column-width="4.814cm"/>
    </style:style>
    <style:style style:name="Table3.B" style:family="table-column">
      <style:table-column-properties style:column-width="4.498cm"/>
    </style:style>
    <style:style style:name="Table3.C" style:family="table-column">
      <style:table-column-properties style:column-width="4.27cm"/>
    </style:style>
    <style:style style:name="Table3.D" style:family="table-column">
      <style:table-column-properties style:column-width="5.228cm"/>
    </style:style>
    <style:style style:name="Table3.E" style:family="table-column">
      <style:table-column-properties style:column-width="5.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.2" style:family="table-row">
      <style:table-row-properties style:min-row-height="1.487cm" fo:keep-together="auto"/>
    </style:style>
    <style:style style:name="Table3.3" style:family="table-row">
      <style:table-row-properties style:min-row-height="1.94cm" fo:keep-together="auto"/>
    </style:style>
    <style:style style:name="Table3.A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3.8" style:family="table-row">
      <style:table-row-properties style:min-row-height="1.819cm" fo:keep-together="auto"/>
    </style:style>
    <style:style style:name="Table4" style:family="table">
      <style:table-properties style:width="14.288cm" table:align="left" style:writing-mode="lr-tb"/>
    </style:style>
    <style:style style:name="Table4.A" style:family="table-column">
      <style:table-column-properties style:column-width="5.491cm"/>
    </style:style>
    <style:style style:name="Table4.B" style:family="table-column">
      <style:table-column-properties style:column-width="8.797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text-align="start" style:justify-single-word="false"/>
      <style:text-properties officeooo:rsid="0009566c" officeooo:paragraph-rsid="0009566c"/>
    </style:style>
    <style:style style:name="P2" style:family="paragraph" style:parent-style-name="normal">
      <style:paragraph-properties fo:line-height="100%" fo:orphans="0" fo:widows="0"/>
      <style:text-properties style:font-name="Monserrat"/>
    </style:style>
    <style:style style:name="P3" style:family="paragraph" style:parent-style-name="Heading_20_3">
      <style:text-properties style:font-name="Monserrat" officeooo:rsid="004ce597" officeooo:paragraph-rsid="004ce597"/>
    </style:style>
    <style:style style:name="P4" style:family="paragraph" style:parent-style-name="normal">
      <style:text-properties style:font-name="Monserrat" officeooo:rsid="004ce597" officeooo:paragraph-rsid="004ce597"/>
    </style:style>
    <style:style style:name="P5" style:family="paragraph" style:parent-style-name="normal">
      <style:paragraph-properties fo:text-indent="-0.026cm" style:auto-text-indent="false"/>
      <style:text-properties style:font-name="Monserrat" officeooo:rsid="004cac7c" officeooo:paragraph-rsid="004cac7c"/>
    </style:style>
    <style:style style:name="P6" style:family="paragraph" style:parent-style-name="normal">
      <style:paragraph-properties fo:text-indent="-0.026cm" style:auto-text-indent="false"/>
      <style:text-properties style:font-name="Monserrat" officeooo:rsid="004cac7c" officeooo:paragraph-rsid="0080eb67"/>
    </style:style>
    <style:style style:name="P7" style:family="paragraph" style:parent-style-name="normal">
      <style:text-properties style:font-name="Monserrat" fo:font-size="14pt" fo:font-weight="bold" officeooo:paragraph-rsid="004ce597" style:font-name-asian="Montserrat" style:font-size-asian="14pt" style:font-weight-asian="bold" style:font-name-complex="Montserrat" style:font-size-complex="14pt"/>
    </style:style>
    <style:style style:name="P8" style:family="paragraph" style:parent-style-name="normal">
      <style:text-properties style:font-name="Monserrat"/>
    </style:style>
    <style:style style:name="P9" style:family="paragraph" style:parent-style-name="normal">
      <style:paragraph-properties fo:line-height="100%" fo:orphans="0" fo:widows="0"/>
      <style:text-properties style:font-name="Monserrat" officeooo:rsid="0009a876" officeooo:paragraph-rsid="0009a876"/>
    </style:style>
    <style:style style:name="P10" style:family="paragraph" style:parent-style-name="normal">
      <style:text-properties style:font-name="Monserrat" style:font-name-asian="Montserrat" style:font-name-complex="Montserrat"/>
    </style:style>
    <style:style style:name="P11" style:family="paragraph" style:parent-style-name="normal">
      <style:paragraph-properties fo:line-height="100%" fo:orphans="0" fo:widows="0"/>
      <style:text-properties style:font-name="Monserrat" style:font-name-asian="Montserrat" style:font-name-complex="Montserrat"/>
    </style:style>
    <style:style style:name="P12" style:family="paragraph" style:parent-style-name="normal">
      <style:paragraph-properties fo:line-height="100%" fo:orphans="0" fo:widows="0"/>
      <style:text-properties style:font-name="Monserrat" officeooo:rsid="0009a876" officeooo:paragraph-rsid="0009a876" style:font-name-asian="Montserrat" style:font-name-complex="Montserrat"/>
    </style:style>
    <style:style style:name="P13" style:family="paragraph" style:parent-style-name="normal">
      <style:paragraph-properties fo:line-height="100%" fo:orphans="0" fo:widows="0"/>
      <style:text-properties style:font-name="Monserrat" officeooo:rsid="000ba689" officeooo:paragraph-rsid="000ba689" style:font-name-asian="Montserrat" style:font-name-complex="Montserrat"/>
    </style:style>
    <style:style style:name="P14" style:family="paragraph" style:parent-style-name="normal">
      <style:text-properties style:font-name="Monserrat" officeooo:rsid="004a046e" officeooo:paragraph-rsid="004a046e"/>
    </style:style>
    <style:style style:name="P15" style:family="paragraph" style:parent-style-name="normal">
      <style:paragraph-properties fo:line-height="100%" fo:orphans="0" fo:widows="0"/>
      <style:text-properties style:font-name="Monserrat" fo:font-size="12pt" fo:font-weight="bold" style:font-name-asian="Montserrat" style:font-size-asian="12pt" style:font-weight-asian="bold" style:font-name-complex="Montserrat" style:font-size-complex="12pt"/>
    </style:style>
    <style:style style:name="P16" style:family="paragraph" style:parent-style-name="normal">
      <style:paragraph-properties fo:line-height="100%" fo:orphans="0" fo:widows="0"/>
      <style:text-properties style:font-name="Monserrat" fo:font-size="12pt" style:font-name-asian="Montserrat" style:font-size-asian="12pt" style:font-name-complex="Montserrat" style:font-size-complex="12pt"/>
    </style:style>
    <style:style style:name="P17" style:family="paragraph" style:parent-style-name="normal">
      <style:paragraph-properties fo:margin-left="1.27cm" fo:line-height="100%" fo:orphans="0" fo:widows="0" fo:text-indent="0cm" style:auto-text-indent="false"/>
      <style:text-properties style:font-name="Monserrat" fo:font-size="12pt" style:font-name-asian="Montserrat" style:font-size-asian="12pt" style:font-name-complex="Montserrat" style:font-size-complex="12pt"/>
    </style:style>
    <style:style style:name="P18" style:family="paragraph" style:parent-style-name="normal">
      <style:text-properties style:font-name="Monserrat" fo:font-size="12pt" officeooo:rsid="004a046e" officeooo:paragraph-rsid="004a046e" style:font-name-asian="Montserrat" style:font-size-asian="12pt" style:font-name-complex="Montserrat" style:font-size-complex="12pt"/>
    </style:style>
    <style:style style:name="P19" style:family="paragraph" style:parent-style-name="normal">
      <style:paragraph-properties fo:line-height="100%" fo:orphans="0" fo:widows="0"/>
      <style:text-properties style:font-name="Monserrat" fo:font-style="normal" officeooo:rsid="00197705" officeooo:paragraph-rsid="00197705" style:font-name-asian="Montserrat" style:font-style-asian="normal" style:font-name-complex="Montserrat" style:font-style-complex="normal"/>
    </style:style>
    <style:style style:name="P20" style:family="paragraph" style:parent-style-name="normal">
      <style:paragraph-properties fo:line-height="100%" fo:orphans="0" fo:widows="0"/>
      <style:text-properties style:font-name="Monserrat" fo:font-style="normal" officeooo:rsid="00197705" officeooo:paragraph-rsid="00197705" style:font-style-asian="normal" style:font-style-complex="normal"/>
    </style:style>
    <style:style style:name="P21" style:family="paragraph" style:parent-style-name="normal">
      <style:paragraph-properties fo:line-height="100%" fo:orphans="0" fo:widows="0"/>
      <style:text-properties style:font-name="Monserrat" fo:font-style="normal" officeooo:rsid="001e8a25" officeooo:paragraph-rsid="001e8a25" style:font-style-asian="normal" style:font-style-complex="normal"/>
    </style:style>
    <style:style style:name="P22" style:family="paragraph" style:parent-style-name="normal">
      <style:paragraph-properties fo:line-height="100%" fo:orphans="0" fo:widows="0"/>
      <style:text-properties style:font-name="Monserrat" fo:font-style="normal" officeooo:rsid="00206f07" officeooo:paragraph-rsid="00206f07" style:font-style-asian="normal" style:font-style-complex="normal"/>
    </style:style>
    <style:style style:name="P23" style:family="paragraph" style:parent-style-name="normal">
      <style:paragraph-properties fo:line-height="100%" fo:orphans="0" fo:widows="0"/>
      <style:text-properties style:font-name="Monserrat" fo:font-style="normal" officeooo:rsid="002312ad" officeooo:paragraph-rsid="002312ad" style:font-style-asian="normal" style:font-style-complex="normal"/>
    </style:style>
    <style:style style:name="P24" style:family="paragraph" style:parent-style-name="normal">
      <style:paragraph-properties fo:line-height="100%" fo:orphans="0" fo:widows="0"/>
      <style:text-properties style:font-name="Monserrat" fo:font-style="normal" officeooo:rsid="001fb6ae" officeooo:paragraph-rsid="001fb6ae" style:font-style-asian="normal" style:font-style-complex="normal"/>
    </style:style>
    <style:style style:name="P25" style:family="paragraph" style:parent-style-name="normal">
      <style:paragraph-properties fo:line-height="100%" fo:orphans="0" fo:widows="0"/>
      <style:text-properties style:font-name="Monserrat" fo:font-style="normal" officeooo:rsid="0021fa07" officeooo:paragraph-rsid="0021fa07" style:font-style-asian="normal" style:font-style-complex="normal"/>
    </style:style>
    <style:style style:name="P26" style:family="paragraph" style:parent-style-name="normal">
      <style:paragraph-properties fo:line-height="100%" fo:orphans="0" fo:widows="0"/>
      <style:text-properties style:font-name="Monserrat" fo:font-style="normal" officeooo:rsid="002e3c86" officeooo:paragraph-rsid="007a1809" style:font-style-asian="normal" style:font-style-complex="normal"/>
    </style:style>
    <style:style style:name="P27" style:family="paragraph" style:parent-style-name="normal">
      <style:paragraph-properties fo:line-height="100%" fo:orphans="0" fo:widows="0"/>
      <style:text-properties style:font-name="Monserrat" fo:font-style="normal" officeooo:rsid="00245319" officeooo:paragraph-rsid="00245319" style:font-style-asian="normal" style:font-style-complex="normal"/>
    </style:style>
    <style:style style:name="P28" style:family="paragraph" style:parent-style-name="normal">
      <style:paragraph-properties fo:line-height="100%" fo:orphans="0" fo:widows="0"/>
      <style:text-properties style:font-name="Monserrat" fo:font-style="normal" officeooo:rsid="003f299b" officeooo:paragraph-rsid="003f299b" style:font-style-asian="normal" style:font-style-complex="normal"/>
    </style:style>
    <style:style style:name="P29" style:family="paragraph" style:parent-style-name="normal">
      <style:paragraph-properties fo:line-height="100%" fo:orphans="0" fo:widows="0"/>
      <style:text-properties style:font-name="Monserrat" fo:font-style="normal" officeooo:rsid="002ba013" officeooo:paragraph-rsid="002ba013" style:font-style-asian="normal" style:font-style-complex="normal"/>
    </style:style>
    <style:style style:name="P30" style:family="paragraph" style:parent-style-name="normal">
      <style:paragraph-properties fo:line-height="100%" fo:orphans="0" fo:widows="0"/>
      <style:text-properties style:font-name="Monserrat" fo:font-style="normal" officeooo:rsid="003f8c0a" officeooo:paragraph-rsid="003f8c0a" style:font-style-asian="normal" style:font-style-complex="normal"/>
    </style:style>
    <style:style style:name="P31" style:family="paragraph" style:parent-style-name="normal">
      <style:paragraph-properties fo:line-height="100%" fo:orphans="0" fo:widows="0"/>
      <style:text-properties style:font-name="Monserrat" fo:font-style="normal" officeooo:rsid="006e8007" officeooo:paragraph-rsid="006e8007" style:font-style-asian="normal" style:font-style-complex="normal"/>
    </style:style>
    <style:style style:name="P32" style:family="paragraph" style:parent-style-name="normal">
      <style:paragraph-properties fo:line-height="100%" fo:orphans="0" fo:widows="0"/>
      <style:text-properties style:font-name="Monserrat" fo:font-style="normal" officeooo:rsid="0074b37a" officeooo:paragraph-rsid="0074b37a" style:font-style-asian="normal" style:font-style-complex="normal"/>
    </style:style>
    <style:style style:name="P33" style:family="paragraph" style:parent-style-name="normal">
      <style:paragraph-properties fo:line-height="100%" fo:orphans="0" fo:widows="0"/>
      <style:text-properties style:font-name="Monserrat" fo:font-style="normal" officeooo:rsid="0075f9e2" officeooo:paragraph-rsid="0075f9e2" style:font-style-asian="normal" style:font-style-complex="normal"/>
    </style:style>
    <style:style style:name="P34" style:family="paragraph" style:parent-style-name="normal">
      <style:paragraph-properties fo:line-height="100%" fo:orphans="0" fo:widows="0"/>
      <style:text-properties style:font-name="Monserrat" fo:font-style="normal" officeooo:rsid="007633c4" officeooo:paragraph-rsid="007633c4" style:font-style-asian="normal" style:font-style-complex="normal"/>
    </style:style>
    <style:style style:name="P35" style:family="paragraph" style:parent-style-name="normal">
      <style:paragraph-properties fo:line-height="100%" fo:orphans="0" fo:widows="0"/>
      <style:text-properties style:font-name="Monserrat" fo:font-style="normal" officeooo:rsid="007a1809" officeooo:paragraph-rsid="007a1809" style:font-style-asian="normal" style:font-style-complex="normal"/>
    </style:style>
    <style:style style:name="P36" style:family="paragraph" style:parent-style-name="normal">
      <style:paragraph-properties fo:line-height="100%" fo:orphans="0" fo:widows="0"/>
      <style:text-properties style:font-name="Monserrat" fo:font-style="normal" officeooo:rsid="007aa874" officeooo:paragraph-rsid="007aa874" style:font-style-asian="normal" style:font-style-complex="normal"/>
    </style:style>
    <style:style style:name="P37" style:family="paragraph" style:parent-style-name="normal">
      <style:paragraph-properties fo:line-height="100%" fo:orphans="0" fo:widows="0"/>
      <style:text-properties style:font-name="Monserrat" fo:font-style="normal" officeooo:rsid="0086ae09" officeooo:paragraph-rsid="0086ae09" style:font-style-asian="normal" style:font-style-complex="normal"/>
    </style:style>
    <style:style style:name="P38" style:family="paragraph" style:parent-style-name="normal">
      <style:paragraph-properties fo:line-height="100%" fo:orphans="0" fo:widows="0"/>
      <style:text-properties style:font-name="Monserrat" fo:font-style="normal" style:text-underline-style="none" officeooo:rsid="003d6b8f" officeooo:paragraph-rsid="003d6b8f" style:font-style-asian="normal" style:font-style-complex="normal"/>
    </style:style>
    <style:style style:name="P39" style:family="paragraph" style:parent-style-name="normal">
      <style:paragraph-properties fo:line-height="100%" fo:orphans="0" fo:widows="0"/>
      <style:text-properties style:font-name="Monserrat" fo:font-style="normal" style:text-underline-style="none" officeooo:rsid="006e8007" officeooo:paragraph-rsid="006e8007" style:font-style-asian="normal" style:font-style-complex="normal"/>
    </style:style>
    <style:style style:name="P40" style:family="paragraph" style:parent-style-name="normal">
      <style:paragraph-properties fo:text-indent="-0.026cm" style:auto-text-indent="false"/>
      <style:text-properties style:font-name="Monserrat" officeooo:paragraph-rsid="004d56e1"/>
    </style:style>
    <style:style style:name="P41" style:family="paragraph" style:parent-style-name="normal">
      <style:paragraph-properties fo:text-indent="-0.026cm" style:auto-text-indent="false"/>
      <style:text-properties style:font-name="Monserrat" officeooo:rsid="005fcf43" officeooo:paragraph-rsid="005fcf43"/>
    </style:style>
    <style:style style:name="P42" style:family="paragraph" style:parent-style-name="normal">
      <style:paragraph-properties fo:text-indent="-0.026cm" style:auto-text-indent="false"/>
      <style:text-properties style:font-name="Monserrat"/>
    </style:style>
    <style:style style:name="P43" style:family="paragraph" style:parent-style-name="normal">
      <style:paragraph-properties fo:margin-left="1.27cm" fo:line-height="100%" fo:text-align="start" style:justify-single-word="false" fo:orphans="0" fo:widows="0" fo:text-indent="0cm" style:auto-text-indent="false"/>
      <style:text-properties style:font-name="Monserrat" officeooo:rsid="00619763" officeooo:paragraph-rsid="00619763"/>
    </style:style>
    <style:style style:name="P44" style:family="paragraph" style:parent-style-name="normal">
      <style:paragraph-properties fo:text-indent="-0.026cm" style:auto-text-indent="false"/>
      <style:text-properties style:font-name="Monserrat" officeooo:rsid="00619763" officeooo:paragraph-rsid="00619763"/>
    </style:style>
    <style:style style:name="P45" style:family="paragraph" style:parent-style-name="Heading_20_3">
      <style:text-properties style:font-name="Monserrat" officeooo:paragraph-rsid="007f04d7"/>
    </style:style>
    <style:style style:name="P46" style:family="paragraph" style:parent-style-name="normal">
      <style:paragraph-properties fo:line-height="100%" fo:orphans="0" fo:widows="0"/>
      <style:text-properties style:font-name="Monserrat" fo:font-weight="bold" style:font-name-asian="Montserrat" style:font-weight-asian="bold" style:font-name-complex="Montserrat"/>
    </style:style>
    <style:style style:name="P47" style:family="paragraph" style:parent-style-name="Table_20_Contents">
      <style:paragraph-properties fo:text-align="start" style:justify-single-word="false"/>
      <style:text-properties style:font-name="Monserrat" fo:font-weight="bold" officeooo:rsid="008d6e75" officeooo:paragraph-rsid="008d6e75" style:font-weight-asian="bold" style:font-weight-complex="bold"/>
    </style:style>
    <style:style style:name="P48" style:family="paragraph" style:parent-style-name="normal">
      <style:paragraph-properties fo:text-indent="-0.026cm" style:auto-text-indent="false"/>
      <style:text-properties style:font-name="Monserrat" officeooo:rsid="005b3be3" officeooo:paragraph-rsid="005cb3d1"/>
    </style:style>
    <style:style style:name="P49" style:family="paragraph" style:parent-style-name="normal">
      <style:paragraph-properties fo:text-indent="-0.026cm" style:auto-text-indent="false"/>
      <style:text-properties style:font-name="Monserrat" officeooo:rsid="005cb3d1" officeooo:paragraph-rsid="007f04d7"/>
    </style:style>
    <style:style style:name="P50" style:family="paragraph" style:parent-style-name="normal">
      <style:paragraph-properties fo:text-indent="-0.026cm" style:auto-text-indent="false"/>
      <style:text-properties style:font-name="Monserrat" officeooo:rsid="005cb3d1" officeooo:paragraph-rsid="0080eb67"/>
    </style:style>
    <style:style style:name="P51" style:family="paragraph" style:parent-style-name="normal">
      <style:paragraph-properties fo:text-indent="-0.026cm" style:auto-text-indent="false"/>
      <style:text-properties style:font-name="Monserrat" officeooo:rsid="007f04d7" officeooo:paragraph-rsid="007f04d7"/>
    </style:style>
    <style:style style:name="P52" style:family="paragraph" style:parent-style-name="normal">
      <style:paragraph-properties fo:text-indent="-0.026cm" style:auto-text-indent="false"/>
      <style:text-properties style:font-name="Monserrat" officeooo:rsid="007f04d7" officeooo:paragraph-rsid="008d6e75"/>
    </style:style>
    <style:style style:name="P53" style:family="paragraph" style:parent-style-name="normal">
      <style:paragraph-properties fo:text-indent="-0.026cm" style:auto-text-indent="false"/>
      <style:text-properties style:font-name="Monserrat" officeooo:rsid="0080eb67" officeooo:paragraph-rsid="0080eb67"/>
    </style:style>
    <style:style style:name="P54" style:family="paragraph" style:parent-style-name="normal">
      <style:paragraph-properties fo:text-indent="-0.026cm" style:auto-text-indent="false"/>
      <style:text-properties style:font-name="Monserrat" officeooo:rsid="005e6f79" officeooo:paragraph-rsid="005fcf43"/>
    </style:style>
    <style:style style:name="P55" style:family="paragraph" style:parent-style-name="normal">
      <style:paragraph-properties fo:text-indent="-0.026cm" style:auto-text-indent="false"/>
      <style:text-properties style:font-name="Monserrat" officeooo:rsid="00860ac5" officeooo:paragraph-rsid="00860ac5"/>
    </style:style>
    <style:style style:name="P56" style:family="paragraph" style:parent-style-name="Table_20_Contents">
      <style:paragraph-properties fo:text-align="start" style:justify-single-word="false"/>
      <style:text-properties style:font-name="Monserrat" officeooo:rsid="008d6e75" officeooo:paragraph-rsid="008d6e75"/>
    </style:style>
    <style:style style:name="P57" style:family="paragraph" style:parent-style-name="normal">
      <style:paragraph-properties fo:text-indent="-0.026cm" style:auto-text-indent="false"/>
      <style:text-properties style:font-name="Monserrat" officeooo:rsid="008d6e75" officeooo:paragraph-rsid="008d6e75"/>
    </style:style>
    <style:style style:name="P58" style:family="paragraph" style:parent-style-name="Table_20_Contents">
      <style:paragraph-properties fo:text-align="start" style:justify-single-word="false"/>
      <style:text-properties style:font-name="Monserrat" officeooo:rsid="0099930f" officeooo:paragraph-rsid="0099930f"/>
    </style:style>
    <style:style style:name="P59" style:family="paragraph" style:parent-style-name="normal">
      <style:paragraph-properties fo:text-indent="-0.026cm" style:auto-text-indent="false"/>
      <style:text-properties style:font-name="Monserrat" officeooo:rsid="0095a80a" officeooo:paragraph-rsid="0095a80a"/>
    </style:style>
    <style:style style:name="P60" style:family="paragraph" style:parent-style-name="normal">
      <style:text-properties style:font-name="Monserrat" officeooo:rsid="00987295" officeooo:paragraph-rsid="00987295"/>
    </style:style>
    <style:style style:name="P61" style:family="paragraph" style:parent-style-name="normal">
      <style:paragraph-properties fo:text-indent="-0.026cm" style:auto-text-indent="false"/>
      <style:text-properties style:font-name="Monserrat" officeooo:rsid="009de0e8" officeooo:paragraph-rsid="009de0e8"/>
    </style:style>
    <style:style style:name="P62" style:family="paragraph" style:parent-style-name="normal">
      <style:text-properties style:font-name="Monserrat" officeooo:rsid="00a0b94c" officeooo:paragraph-rsid="00a0b94c"/>
    </style:style>
    <style:style style:name="P63" style:family="paragraph" style:parent-style-name="normal">
      <style:paragraph-properties fo:text-indent="-0.026cm" style:auto-text-indent="false"/>
      <style:text-properties style:font-name="Monserrat" fo:font-size="11pt" officeooo:paragraph-rsid="004d56e1" style:font-name-asian="Montserrat" style:font-size-asian="11pt" style:font-name-complex="Montserrat" style:font-size-complex="11pt"/>
    </style:style>
    <style:style style:name="P64" style:family="paragraph" style:parent-style-name="normal">
      <style:paragraph-properties fo:text-indent="-0.026cm" style:auto-text-indent="false"/>
      <style:text-properties style:font-name="Monserrat" fo:font-size="11pt" officeooo:paragraph-rsid="004d56e1" style:font-size-asian="11pt" style:font-size-complex="11pt"/>
    </style:style>
    <style:style style:name="P65" style:family="paragraph" style:parent-style-name="normal">
      <style:paragraph-properties fo:text-indent="-0.026cm" style:auto-text-indent="false"/>
      <style:text-properties style:font-name="Monserrat" officeooo:rsid="009c22e5" officeooo:paragraph-rsid="009c22e5"/>
    </style:style>
    <style:style style:name="P66" style:family="paragraph" style:parent-style-name="normal">
      <style:paragraph-properties fo:text-indent="-0.026cm" style:auto-text-indent="false"/>
      <style:text-properties style:font-name="Monserrat" officeooo:rsid="00af989c" officeooo:paragraph-rsid="00af989c"/>
    </style:style>
    <style:style style:name="P67" style:family="paragraph" style:parent-style-name="normal">
      <style:text-properties officeooo:rsid="004ce597" officeooo:paragraph-rsid="004ce597"/>
    </style:style>
    <style:style style:name="P68" style:family="paragraph" style:parent-style-name="normal">
      <style:text-properties officeooo:paragraph-rsid="004ce597"/>
    </style:style>
    <style:style style:name="P69" style:family="paragraph" style:parent-style-name="normal">
      <style:paragraph-properties fo:line-height="100%" fo:orphans="0" fo:widows="0"/>
      <style:text-properties fo:color="#000000" loext:opacity="100%" style:font-name="Monserrat" fo:font-style="normal" officeooo:rsid="00197705" officeooo:paragraph-rsid="00197705" fo:background-color="#ffffff" style:font-name-asian="Montserrat" style:font-style-asian="normal" style:font-name-complex="Montserrat" style:font-style-complex="normal"/>
    </style:style>
    <style:style style:name="P70" style:family="paragraph" style:parent-style-name="normal">
      <style:text-properties fo:color="#000000" loext:opacity="100%" style:font-name="Monserrat" fo:font-size="12pt" officeooo:rsid="006b7cf6" officeooo:paragraph-rsid="006b7cf6" style:font-name-asian="Montserrat" style:font-size-asian="12pt" style:font-name-complex="Montserrat" style:font-size-complex="12pt"/>
    </style:style>
    <style:style style:name="P71" style:family="paragraph" style:parent-style-name="normal">
      <style:text-properties fo:color="#000000" loext:opacity="100%" style:font-name="Monserrat" fo:font-size="12pt" officeooo:rsid="006c61b4" officeooo:paragraph-rsid="006c61b4" style:font-name-asian="Montserrat" style:font-size-asian="12pt" style:font-name-complex="Montserrat" style:font-size-complex="12pt"/>
    </style:style>
    <style:style style:name="P72" style:family="paragraph" style:parent-style-name="normal">
      <style:paragraph-properties fo:line-height="100%" fo:orphans="0" fo:widows="0"/>
      <style:text-properties officeooo:paragraph-rsid="00514b7b"/>
    </style:style>
    <style:style style:name="P73" style:family="paragraph" style:parent-style-name="Title" style:master-page-name="Standard">
      <style:paragraph-properties fo:margin-top="0cm" fo:margin-bottom="0.423cm" style:contextual-spacing="false" fo:line-height="100%" fo:text-align="center" style:justify-single-word="false" fo:orphans="0" fo:widows="0" style:page-number="1"/>
      <style:text-properties style:font-name="Monserrat" style:font-name-asian="Montserrat" style:font-name-complex="Montserrat"/>
    </style:style>
    <style:style style:name="P74" style:family="paragraph" style:parent-style-name="normal" style:list-style-name="WWNum4">
      <style:paragraph-properties fo:margin-left="1.27cm" fo:text-indent="-0.635cm" style:auto-text-indent="false"/>
    </style:style>
    <style:style style:name="P75" style:family="paragraph" style:parent-style-name="normal" style:list-style-name="WWNum5">
      <style:paragraph-properties fo:margin-left="1.27cm" fo:line-height="100%" fo:orphans="0" fo:widows="0" fo:text-indent="-0.635cm" style:auto-text-indent="false"/>
      <style:text-properties style:font-name="Monserrat" fo:font-size="12pt" style:font-name-asian="Montserrat" style:font-size-asian="12pt" style:font-name-complex="Montserrat" style:font-size-complex="12pt"/>
    </style:style>
    <style:style style:name="P76" style:family="paragraph" style:parent-style-name="normal" style:list-style-name="WWNum4">
      <style:paragraph-properties fo:margin-left="1.27cm" fo:text-indent="-0.635cm" style:auto-text-indent="false"/>
      <style:text-properties style:font-name="Monserrat" fo:font-size="14pt" officeooo:paragraph-rsid="004cac7c" style:font-name-asian="Montserrat" style:font-size-asian="14pt" style:font-name-complex="Montserrat" style:font-size-complex="14pt"/>
    </style:style>
    <style:style style:name="P77" style:family="paragraph" style:parent-style-name="normal" style:list-style-name="WWNum4">
      <style:paragraph-properties fo:margin-left="1.27cm" fo:text-indent="-0.635cm" style:auto-text-indent="false"/>
      <style:text-properties style:font-name="Monserrat" fo:font-size="14pt" fo:font-weight="bold" officeooo:rsid="00550835" officeooo:paragraph-rsid="00550835" style:font-size-asian="14pt" style:font-weight-asian="bold" style:font-size-complex="14pt" style:font-weight-complex="bold"/>
    </style:style>
    <style:style style:name="P78" style:family="paragraph" style:parent-style-name="normal" style:list-style-name="WWNum4">
      <style:paragraph-properties fo:margin-left="1.27cm" fo:line-height="100%" fo:orphans="0" fo:widows="0" fo:text-indent="-0.635cm" style:auto-text-indent="false"/>
      <style:text-properties style:font-name="Monserrat" fo:font-size="14pt" fo:font-weight="bold" style:font-name-asian="Montserrat" style:font-size-asian="14pt" style:font-weight-asian="bold" style:font-name-complex="Montserrat" style:font-size-complex="14pt"/>
    </style:style>
    <style:style style:name="P79" style:family="paragraph" style:parent-style-name="normal" style:list-style-name="WWNum4">
      <style:paragraph-properties fo:margin-left="1.27cm" fo:line-height="100%" fo:orphans="0" fo:widows="0" fo:text-indent="-0.635cm" style:auto-text-indent="false"/>
      <style:text-properties style:font-name="Monserrat"/>
    </style:style>
    <style:style style:name="P80" style:family="paragraph" style:parent-style-name="normal" style:list-style-name="WWNum6">
      <style:paragraph-properties fo:margin-left="1.27cm" fo:line-height="100%" fo:orphans="0" fo:widows="0" fo:text-indent="-0.635cm" style:auto-text-indent="false"/>
      <style:text-properties style:font-name="Monserrat" officeooo:paragraph-rsid="00171059"/>
    </style:style>
    <style:style style:name="P81" style:family="paragraph" style:parent-style-name="normal" style:list-style-name="WWNum4">
      <style:paragraph-properties fo:margin-left="1.27cm" fo:line-height="100%" fo:text-align="start" style:justify-single-word="false" fo:orphans="0" fo:widows="0" fo:text-indent="-0.635cm" style:auto-text-indent="false"/>
      <style:text-properties style:font-name="Monserrat" officeooo:paragraph-rsid="004539c3"/>
    </style:style>
    <style:style style:name="P82" style:family="paragraph" style:parent-style-name="normal">
      <style:paragraph-properties fo:line-height="100%" fo:orphans="0" fo:widows="0"/>
      <style:text-properties style:font-name="Monserrat" fo:font-style="normal" officeooo:rsid="00197705" officeooo:paragraph-rsid="00197705" style:font-name-asian="Montserrat" style:font-style-asian="normal" style:font-name-complex="Montserrat" style:font-style-complex="normal"/>
    </style:style>
    <style:style style:name="P83" style:family="paragraph" style:parent-style-name="normal">
      <style:paragraph-properties fo:line-height="100%" fo:orphans="0" fo:widows="0"/>
      <style:text-properties style:font-name="Monserrat" fo:font-style="normal" officeooo:rsid="00b1cf67" officeooo:paragraph-rsid="00b1cf67" style:font-name-asian="Montserrat" style:font-style-asian="normal" style:font-name-complex="Montserrat" style:font-style-complex="normal"/>
    </style:style>
    <style:style style:name="P84" style:family="paragraph" style:parent-style-name="normal">
      <style:paragraph-properties fo:line-height="100%" fo:orphans="0" fo:widows="0"/>
      <style:text-properties style:font-name="Monserrat" fo:font-style="normal" officeooo:rsid="00b368a2" officeooo:paragraph-rsid="00b368a2" style:font-name-asian="Montserrat" style:font-style-asian="normal" style:font-name-complex="Montserrat" style:font-style-complex="normal"/>
    </style:style>
    <style:style style:name="P85" style:family="paragraph" style:parent-style-name="normal">
      <style:paragraph-properties fo:line-height="100%" fo:orphans="0" fo:widows="0"/>
      <style:text-properties style:font-name="Monserrat" fo:font-style="normal" officeooo:rsid="00197705" officeooo:paragraph-rsid="00197705" style:font-style-asian="normal" style:font-style-complex="normal"/>
    </style:style>
    <style:style style:name="P86" style:family="paragraph" style:parent-style-name="normal">
      <style:paragraph-properties fo:line-height="100%" fo:orphans="0" fo:widows="0"/>
      <style:text-properties style:font-name="Monserrat" fo:font-style="normal" officeooo:rsid="00b1cf67" officeooo:paragraph-rsid="00b1cf67" style:font-style-asian="normal" style:font-style-complex="normal"/>
    </style:style>
    <style:style style:name="P87" style:family="paragraph" style:parent-style-name="normal">
      <style:paragraph-properties fo:line-height="100%" fo:orphans="0" fo:widows="0"/>
      <style:text-properties style:font-name="Monserrat" fo:font-style="normal" officeooo:rsid="00b368a2" officeooo:paragraph-rsid="00b368a2" style:font-style-asian="normal" style:font-style-complex="normal"/>
    </style:style>
    <style:style style:name="P88" style:family="paragraph" style:parent-style-name="normal">
      <style:paragraph-properties fo:line-height="100%" fo:orphans="0" fo:widows="0"/>
      <style:text-properties style:font-name="Monserrat" fo:font-style="normal" officeooo:rsid="0034d3a8" officeooo:paragraph-rsid="0034d3a8" style:font-style-asian="normal" style:font-style-complex="normal"/>
    </style:style>
    <style:style style:name="P89" style:family="paragraph" style:parent-style-name="normal">
      <style:paragraph-properties fo:line-height="100%" fo:orphans="0" fo:widows="0"/>
      <style:text-properties style:font-name="Monserrat" fo:font-style="normal" officeooo:rsid="00b582a8" officeooo:paragraph-rsid="00b582a8" style:font-style-asian="normal" style:font-style-complex="normal"/>
    </style:style>
    <style:style style:name="P90" style:family="paragraph" style:parent-style-name="normal">
      <style:paragraph-properties fo:line-height="100%" fo:orphans="0" fo:widows="0"/>
      <style:text-properties style:font-name="Monserrat" fo:font-style="normal" officeooo:rsid="00b7e4e3" officeooo:paragraph-rsid="00b7e4e3" style:font-style-asian="normal" style:font-style-complex="normal"/>
    </style:style>
    <style:style style:name="P91" style:family="paragraph" style:parent-style-name="normal">
      <style:paragraph-properties fo:line-height="100%" fo:orphans="0" fo:widows="0"/>
      <style:text-properties style:font-name="Monserrat" fo:font-style="normal" officeooo:rsid="00b94729" officeooo:paragraph-rsid="00b94729" style:font-style-asian="normal" style:font-style-complex="normal"/>
    </style:style>
    <style:style style:name="P92" style:family="paragraph" style:parent-style-name="normal">
      <style:paragraph-properties fo:line-height="100%" fo:orphans="0" fo:widows="0"/>
      <style:text-properties fo:color="#2c3338" loext:opacity="100%" style:font-name="Monserrat" fo:font-style="normal" fo:background-color="#ffffff" style:font-name-asian="Montserrat" style:font-style-asian="normal" style:font-name-complex="Montserrat" style:font-style-complex="normal"/>
    </style:style>
    <style:style style:name="P93" style:family="paragraph" style:parent-style-name="normal">
      <style:paragraph-properties fo:line-height="100%" fo:orphans="0" fo:widows="0"/>
      <style:text-properties fo:color="#2c3338" loext:opacity="100%" style:font-name="Monserrat" fo:font-style="normal" officeooo:rsid="00b1cf67" officeooo:paragraph-rsid="00b1cf67" fo:background-color="#ffffff" style:font-name-asian="Montserrat" style:font-style-asian="normal" style:font-name-complex="Montserrat" style:font-style-complex="normal"/>
    </style:style>
    <style:style style:name="P94" style:family="paragraph" style:parent-style-name="normal">
      <style:paragraph-properties fo:line-height="100%" fo:orphans="0" fo:widows="0"/>
      <style:text-properties fo:color="#000000" loext:opacity="100%" style:font-name="Monserrat" fo:font-style="normal" officeooo:rsid="00b1cf67" officeooo:paragraph-rsid="00b1cf67" fo:background-color="#ffffff" style:font-name-asian="Montserrat" style:font-style-asian="normal" style:font-name-complex="Montserrat" style:font-style-complex="normal"/>
    </style:style>
    <style:style style:name="P95" style:family="paragraph" style:parent-style-name="normal">
      <style:paragraph-properties fo:line-height="100%" fo:orphans="0" fo:widows="0"/>
      <style:text-properties fo:color="#000000" loext:opacity="100%" style:font-name="Monserrat" fo:font-style="normal" officeooo:rsid="00b368a2" officeooo:paragraph-rsid="00b368a2" fo:background-color="#ffffff" style:font-name-asian="Montserrat" style:font-style-asian="normal" style:font-name-complex="Montserrat" style:font-style-complex="normal"/>
    </style:style>
    <style:style style:name="P96" style:family="paragraph" style:parent-style-name="normal">
      <style:paragraph-properties fo:line-height="100%" fo:orphans="0" fo:widows="0"/>
      <style:text-properties officeooo:paragraph-rsid="00514b7b"/>
    </style:style>
    <style:style style:name="T1" style:family="text">
      <style:text-properties style:font-name-asian="Montserrat" style:font-name-complex="Montserrat"/>
    </style:style>
    <style:style style:name="T2" style:family="text">
      <style:text-properties officeooo:rsid="001a83ce" style:font-name-asian="Montserrat" style:font-name-complex="Montserrat"/>
    </style:style>
    <style:style style:name="T3" style:family="text">
      <style:text-properties officeooo:rsid="001c3b83" style:font-name-asian="Montserrat" style:font-name-complex="Montserrat"/>
    </style:style>
    <style:style style:name="T4" style:family="text">
      <style:text-properties officeooo:rsid="002945b2" style:font-name-asian="Montserrat" style:font-name-complex="Montserrat"/>
    </style:style>
    <style:style style:name="T5" style:family="text">
      <style:text-properties officeooo:rsid="002d7aaf" style:font-name-asian="Montserrat" style:font-name-complex="Montserrat"/>
    </style:style>
    <style:style style:name="T6" style:family="text">
      <style:text-properties officeooo:rsid="00341081" style:font-name-asian="Montserrat" style:font-name-complex="Montserrat"/>
    </style:style>
    <style:style style:name="T7" style:family="text">
      <style:text-properties officeooo:rsid="0034454d" style:font-name-asian="Montserrat" style:font-name-complex="Montserrat"/>
    </style:style>
    <style:style style:name="T8" style:family="text">
      <style:text-properties officeooo:rsid="000e82c6" style:font-name-asian="Montserrat" style:font-name-complex="Montserrat"/>
    </style:style>
    <style:style style:name="T9" style:family="text">
      <style:text-properties officeooo:rsid="004d56e1" style:font-name-asian="Montserrat" style:font-name-complex="Montserrat"/>
    </style:style>
    <style:style style:name="T10" style:family="text">
      <style:text-properties officeooo:rsid="003164bf" style:font-name-asian="Montserrat" style:font-name-complex="Montserrat"/>
    </style:style>
    <style:style style:name="T11" style:family="text">
      <style:text-properties officeooo:rsid="00b561a1" style:font-name-asian="Montserrat" style:font-name-complex="Montserrat"/>
    </style:style>
    <style:style style:name="T12" style:family="text">
      <style:text-properties officeooo:rsid="00b582a8" style:font-name-asian="Montserrat" style:font-name-complex="Montserrat"/>
    </style:style>
    <style:style style:name="T13" style:family="text">
      <style:text-properties officeooo:rsid="00b5ef1f" style:font-name-asian="Montserrat" style:font-name-complex="Montserrat"/>
    </style:style>
    <style:style style:name="T14" style:family="text">
      <style:text-properties officeooo:rsid="00b7e4e3" style:font-name-asian="Montserrat" style:font-name-complex="Montserrat"/>
    </style:style>
    <style:style style:name="T15" style:family="text">
      <style:text-properties officeooo:rsid="0024c121"/>
    </style:style>
    <style:style style:name="T16" style:family="text">
      <style:text-properties officeooo:rsid="0032ff32"/>
    </style:style>
    <style:style style:name="T17" style:family="text">
      <style:text-properties officeooo:rsid="00437c48"/>
    </style:style>
    <style:style style:name="T18" style:family="text">
      <style:text-properties officeooo:rsid="004e65d3"/>
    </style:style>
    <style:style style:name="T19" style:family="text">
      <style:text-properties fo:font-size="14pt" fo:font-weight="bold" style:font-name-asian="Montserrat" style:font-size-asian="14pt" style:font-weight-asian="bold" style:font-name-complex="Montserrat" style:font-size-complex="14pt"/>
    </style:style>
    <style:style style:name="T20" style:family="text">
      <style:text-properties fo:font-size="14pt" fo:font-weight="bold" officeooo:rsid="00619763" style:font-name-asian="Montserrat" style:font-size-asian="14pt" style:font-weight-asian="bold" style:font-name-complex="Montserrat" style:font-size-complex="14pt"/>
    </style:style>
    <style:style style:name="T21" style:family="text">
      <style:text-properties fo:font-size="12pt" style:font-name-asian="Montserrat" style:font-size-asian="12pt" style:font-name-complex="Montserrat" style:font-size-complex="12pt"/>
    </style:style>
    <style:style style:name="T22" style:family="text">
      <style:text-properties fo:font-size="12pt" officeooo:rsid="000f64a9" style:font-name-asian="Montserrat" style:font-size-asian="12pt" style:font-name-complex="Montserrat" style:font-size-complex="12pt"/>
    </style:style>
    <style:style style:name="T23" style:family="text">
      <style:text-properties fo:font-size="12pt" style:text-underline-style="solid" style:text-underline-width="auto" style:text-underline-color="font-color" style:font-name-asian="Montserrat" style:font-size-asian="12pt" style:font-name-complex="Montserrat" style:font-size-complex="12pt"/>
    </style:style>
    <style:style style:name="T24" style:family="text">
      <style:text-properties style:font-name="Monserrat" fo:font-size="12pt" style:font-name-asian="Montserrat" style:font-size-asian="12pt" style:font-name-complex="Montserrat" style:font-size-complex="12pt"/>
    </style:style>
    <style:style style:name="T25" style:family="text">
      <style:text-properties style:font-name="Monserrat" fo:font-size="12pt" officeooo:rsid="003a65e7" style:font-name-asian="Montserrat" style:font-size-asian="12pt" style:font-name-complex="Montserrat" style:font-size-complex="12pt"/>
    </style:style>
    <style:style style:name="T26" style:family="text">
      <style:text-properties style:font-name="Monserrat" fo:font-size="12pt" officeooo:rsid="004ce597" style:font-name-asian="Montserrat" style:font-size-asian="12pt" style:font-name-complex="Montserrat" style:font-size-complex="12pt"/>
    </style:style>
    <style:style style:name="T27" style:family="text">
      <style:text-properties style:font-name="Monserrat" fo:font-size="14pt" fo:font-weight="bold" style:font-name-asian="Montserrat" style:font-size-asian="14pt" style:font-weight-asian="bold" style:font-name-complex="Montserrat" style:font-size-complex="14pt"/>
    </style:style>
    <style:style style:name="T28" style:family="text">
      <style:text-properties style:font-name="Monserrat" fo:font-size="8pt" fo:font-weight="bold" officeooo:rsid="00514b7b" style:font-name-asian="Montserrat" style:font-size-asian="8pt" style:font-weight-asian="bold" style:font-name-complex="Montserrat" style:font-size-complex="8pt" style:font-weight-complex="bold"/>
    </style:style>
    <style:style style:name="T29" style:family="text">
      <style:text-properties style:font-name="Monserrat" fo:font-size="10pt" officeooo:rsid="00514b7b" style:font-name-asian="Montserrat" style:font-size-asian="10pt" style:font-name-complex="Montserrat" style:font-size-complex="10pt"/>
    </style:style>
    <style:style style:name="T30" style:family="text">
      <style:text-properties style:font-name="Monserrat" fo:font-size="10pt" officeooo:rsid="005394d0" style:font-name-asian="Montserrat" style:font-size-asian="10pt" style:font-name-complex="Montserrat" style:font-size-complex="10pt"/>
    </style:style>
    <style:style style:name="T31" style:family="text">
      <style:text-properties style:font-name="Monserrat" fo:font-size="10pt" officeooo:rsid="00550835" style:font-name-asian="Montserrat" style:font-size-asian="10pt" style:font-name-complex="Montserrat" style:font-size-complex="10pt"/>
    </style:style>
    <style:style style:name="T32" style:family="text">
      <style:text-properties style:font-name="Monserrat" fo:font-size="10pt" officeooo:rsid="0086ae09" style:font-name-asian="Montserrat" style:font-size-asian="10pt" style:font-name-complex="Montserrat" style:font-size-complex="10pt"/>
    </style:style>
    <style:style style:name="T33" style:family="text">
      <style:text-properties style:font-name="Monserrat" fo:font-size="10pt" style:font-size-asian="10pt" style:font-size-complex="10pt"/>
    </style:style>
    <style:style style:name="T34" style:family="text">
      <style:text-properties fo:font-weight="bold" style:font-name-asian="Montserrat" style:font-weight-asian="bold" style:font-name-complex="Montserrat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officeooo:rsid="00514b7b" style:font-weight-asian="bold" style:font-weight-complex="bold"/>
    </style:style>
    <style:style style:name="T37" style:family="text">
      <style:text-properties officeooo:rsid="006334af"/>
    </style:style>
    <style:style style:name="T38" style:family="text">
      <style:text-properties officeooo:rsid="00643a4e"/>
    </style:style>
    <style:style style:name="T39" style:family="text">
      <style:text-properties officeooo:rsid="006b402e"/>
    </style:style>
    <style:style style:name="T40" style:family="text">
      <style:text-properties officeooo:rsid="006c61b4"/>
    </style:style>
    <style:style style:name="T41" style:family="text">
      <style:text-properties officeooo:rsid="00707fcf"/>
    </style:style>
    <style:style style:name="T42" style:family="text">
      <style:text-properties officeooo:rsid="0071ee3b"/>
    </style:style>
    <style:style style:name="T43" style:family="text">
      <style:text-properties officeooo:rsid="0075f9e2"/>
    </style:style>
    <style:style style:name="T44" style:family="text">
      <style:text-properties officeooo:rsid="007795fb"/>
    </style:style>
    <style:style style:name="T45" style:family="text">
      <style:text-properties officeooo:rsid="007b1560"/>
    </style:style>
    <style:style style:name="T46" style:family="text">
      <style:text-properties officeooo:rsid="007f04d7"/>
    </style:style>
    <style:style style:name="T47" style:family="text">
      <style:text-properties officeooo:rsid="00808ab5"/>
    </style:style>
    <style:style style:name="T48" style:family="text">
      <style:text-properties officeooo:rsid="0080eb67"/>
    </style:style>
    <style:style style:name="T49" style:family="text">
      <style:text-properties officeooo:rsid="00860ac5"/>
    </style:style>
    <style:style style:name="T50" style:family="text">
      <style:text-properties officeooo:rsid="008a1f21"/>
    </style:style>
    <style:style style:name="T51" style:family="text">
      <style:text-properties officeooo:rsid="008ae1f8"/>
    </style:style>
    <style:style style:name="T52" style:family="text">
      <style:text-properties officeooo:rsid="009395c8"/>
    </style:style>
    <style:style style:name="T53" style:family="text">
      <style:text-properties officeooo:rsid="0099d69e"/>
    </style:style>
    <style:style style:name="T54" style:family="text">
      <style:text-properties officeooo:rsid="009de0e8"/>
    </style:style>
    <style:style style:name="T55" style:family="text">
      <style:text-properties officeooo:rsid="00a08536"/>
    </style:style>
    <style:style style:name="T56" style:family="text">
      <style:text-properties officeooo:rsid="00a369eb"/>
    </style:style>
    <style:style style:name="T57" style:family="text">
      <style:text-properties officeooo:rsid="00a461a1"/>
    </style:style>
    <style:style style:name="T58" style:family="text">
      <style:text-properties officeooo:rsid="00a569db"/>
    </style:style>
    <style:style style:name="T59" style:family="text">
      <style:text-properties officeooo:rsid="00a6c2ad"/>
    </style:style>
    <style:style style:name="T60" style:family="text">
      <style:text-properties officeooo:rsid="00aaf2cb"/>
    </style:style>
    <style:style style:name="T61" style:family="text">
      <style:text-properties officeooo:rsid="00acdff9"/>
    </style:style>
    <style:style style:name="T62" style:family="text">
      <style:text-properties officeooo:rsid="00ade7d3"/>
    </style:style>
    <style:style style:name="T63" style:family="text">
      <style:text-properties officeooo:rsid="00b05166"/>
    </style:style>
    <style:style style:name="T64" style:family="text">
      <style:text-properties officeooo:rsid="00b368a2"/>
    </style:style>
    <style:style style:name="T65" style:family="text">
      <style:text-properties officeooo:rsid="00b7e4e3"/>
    </style:style>
    <style:style style:name="T66" style:family="text">
      <style:text-properties officeooo:rsid="00ba47f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bookmark text:name="_1jgtpi0w9ri"/>Spécifications techniqu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4">Projet</text:span><text:span text:style-name="T1"> </text:span></text:p>
          </table:table-cell>
          <table:table-cell table:style-name="Table1.A1" office:value-type="string">
            <text:p text:style-name="P9"><text:span text:style-name="T1">Menu Maker </text:span><text:span text:style-name="T8">by</text:span><text:span text:style-name="T1"> Qwenta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>Version</text:p>
          </table:table-cell>
          <table:table-cell table:style-name="Table2.A1" office:value-type="string">
            <text:p text:style-name="P46">Auteur</text:p>
          </table:table-cell>
          <table:table-cell table:style-name="Table2.A1" office:value-type="string">
            <text:p text:style-name="P46">Date</text:p>
          </table:table-cell>
          <table:table-cell table:style-name="Table2.A1" office:value-type="string">
            <text:p text:style-name="P46">Approbation </text:p>
          </table:table-cell>
        </table:table-row>
        <table:table-row table:style-name="Table2.1">
          <table:table-cell table:style-name="Table2.A1" office:value-type="string">
            <text:p text:style-name="P11">1.0</text:p>
          </table:table-cell>
          <table:table-cell table:style-name="Table2.A1" office:value-type="string">
            <text:p text:style-name="P12">Terence, Webgencia</text:p>
          </table:table-cell>
          <table:table-cell table:style-name="Table2.A1" office:value-type="string">
            <text:p text:style-name="P13">01 novembre 2023</text:p>
          </table:table-cell>
          <table:table-cell table:style-name="Table2.A1" office:value-type="string">
            <text:p text:style-name="P13">John, Qwenta</text:p>
          </table:table-cell>
        </table:table-row>
      </table:table>
      <text:p text:style-name="P10"/>
      <text:p text:style-name="P8"><text:span text:style-name="T21">Le but de ce document est de </text:span><text:span text:style-name="T23">définir et justifier</text:span><text:span text:style-name="T21"> les spécifications techniques de </text:span><text:span text:style-name="T22">Menu Maker by Qwenta</text:span><text:span text:style-name="T21">.</text:span></text:p>
      <text:p text:style-name="P18">Menu Maker by Qwenta est un outil en ligne qui permet à ses clients restaurateurs de créer et publier leurs menus.</text:p>
      <text:p text:style-name="P18">Les clients doivent pouvoir se connecter au site avec une adresse e-mail. <text:span text:style-name="T55">Le site sera versionné avec git et github.</text:span></text:p>
      <text:p text:style-name="P62"><text:a xlink:type="simple" xlink:href="https://www.figma.com/file/Q6NEUPqwz1U3HFaCaVoF7N/Desktop?node-id=0%3A6" text:style-name="Internet_20_link" text:visited-style-name="Visited_20_Internet_20_Link">Liens vers la maquette</text:a>.</text:p>
      <text:p text:style-name="P14"/>
      <text:p text:style-name="P18">La liste des principales fonctionnalités à implémenter :</text:p>
      <text:p text:style-name="P18">- Créer un menu</text:p>
      <text:p text:style-name="P18">- Personnaliser un menu</text:p>
      <text:p text:style-name="P18">- Diffuser un menu</text:p>
      <text:p text:style-name="P18">- Imprimer un menu</text:p>
      <text:p text:style-name="P15"/>
      <text:p text:style-name="P70">Code couleur à respecter :</text:p>
      <text:p text:style-name="P70">- Beige : #FFF4E8</text:p>
      <text:p text:style-name="P70">- Green : #8BC7B1</text:p>
      <text:p text:style-name="P70">- Black : #000</text:p>
      <text:p text:style-name="P70">- White : #FFF</text:p>
      <text:p text:style-name="P70">- Brown : #C5A073</text:p>
      <text:p text:style-name="P70"/>
      <text:p text:style-name="P71">Il n'y a pas d'exigence particulière pour le SEO ni pour l'analyse de comportement des utilisateurs.</text:p>
      <text:list xml:id="list4294217959" text:style-name="WWNum4">
        <text:list-item>
          <text:p text:style-name="P74"><text:soft-page-break/><text:span text:style-name="T27">Choix technologiques</text:span></text:p>
        </text:list-item>
      </text:list>
      <text:list text:style-name="WWNum5">
        <text:list-item>
          <text:p text:style-name="P75">État des lieux des besoins fonctionnels et de leurs solutions techniques :</text:p>
        </text:list-item>
      </text:list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6">Besoin </text:p>
          </table:table-cell>
          <table:table-cell table:style-name="Table3.A1" office:value-type="string">
            <text:p text:style-name="P46">Contraintes</text:p>
          </table:table-cell>
          <table:table-cell table:style-name="Table3.A1" office:value-type="string">
            <text:p text:style-name="P46">Solution</text:p>
          </table:table-cell>
          <table:table-cell table:style-name="Table3.A1" office:value-type="string">
            <text:p text:style-name="P46">Description de la solution</text:p>
          </table:table-cell>
          <table:table-cell table:style-name="Table3.A1" office:value-type="string">
            <text:p text:style-name="P46">Justification (2 arguments)</text:p>
          </table:table-cell>
        </table:table-row>
        <table:table-row table:style-name="Table3.2">
          <table:table-cell table:style-name="Table3.A1" office:value-type="string">
            <text:p text:style-name="P19">Créer un menu</text:p>
          </table:table-cell>
          <table:table-cell table:style-name="Table3.A1" office:value-type="string">
            <text:p text:style-name="P20"><text:span text:style-name="T1">Se fait depuis le menu "Dashbo</text:span><text:span text:style-name="T2">a</text:span><text:span text:style-name="T1">rd" et "Mes menus</text:span><text:span text:style-name="T3">"</text:span></text:p>
          </table:table-cell>
          <table:table-cell table:style-name="Table3.A1" office:value-type="string">
            <text:p text:style-name="P19">React</text:p>
            <text:p text:style-name="P19"/>
            <text:p text:style-name="P19"/>
            <text:p text:style-name="P19"/>
            <text:p text:style-name="P83">Node/Express.js</text:p>
            <text:p text:style-name="P83"/>
            <text:p text:style-name="P83"/>
            <text:p text:style-name="P83"/>
            <text:p text:style-name="P83"/>
            <text:p text:style-name="P83"/>
            <text:p text:style-name="P84">MongoDB</text:p>
            <text:p text:style-name="P83"/>
            <text:p text:style-name="P83"/>
          </table:table-cell>
          <table:table-cell table:style-name="Table3.A1" office:value-type="string">
            <text:p text:style-name="P69">Création <text:span text:style-name="T16">de composants</text:span> réutilisable<text:span text:style-name="T57">s</text:span></text:p>
            <text:p text:style-name="P92"/>
            <text:p text:style-name="P93"/>
            <text:p text:style-name="P94">Création du back-end <text:span text:style-name="T64">(API Rest)</text:span></text:p>
            <text:p text:style-name="P94"/>
            <text:p text:style-name="P94"/>
            <text:p text:style-name="P94"/>
            <text:p text:style-name="P94"/>
            <text:p text:style-name="P95">Création d'une base de données</text:p>
          </table:table-cell>
          <table:table-cell table:style-name="Table3.A1" office:value-type="string">
            <text:p text:style-name="P20"><text:span text:style-name="T1">Lib</text:span><text:span text:style-name="T4">rary</text:span><text:span text:style-name="T1"> la plus utilisée et populaire, </text:span><text:span text:style-name="T6">communauté important</text:span><text:span text:style-name="T7">e</text:span><text:span text:style-name="T6"> et active</text:span></text:p>
            <text:p text:style-name="P20"><text:span text:style-name="T6"/></text:p>
            <text:p text:style-name="P86"><text:span text:style-name="T14">Écosystème </text:span><text:span text:style-name="T13">J</text:span><text:span text:style-name="T1">avascript, ce sont des technologies très populaires et il y a beaucoup de documentation</text:span></text:p>
            <text:p text:style-name="P86"><text:span text:style-name="T1"/></text:p>
            <text:p text:style-name="P87"><text:span text:style-name="T1">Base de données NoSQL populaire pour permettre de stocker les informations des menus (images, nom</text:span><text:span text:style-name="T11">s</text:span><text:span text:style-name="T1">, prix etc)</text:span></text:p>
            <text:p text:style-name="P87"><text:span text:style-name="T1"/></text:p>
            <text:p text:style-name="P90"><text:span text:style-name="T1">Stack MERN</text:span></text:p>
          </table:table-cell>
        </table:table-row>
        <table:table-row table:style-name="Table3.3">
          <table:table-cell table:style-name="Table3.A1" office:value-type="string">
            <text:p text:style-name="P89">Authentification</text:p>
          </table:table-cell>
          <table:table-cell table:style-name="Table3.A1" office:value-type="string">
            <text:p text:style-name="P89">Se fait depuis la page de connexion</text:p>
          </table:table-cell>
          <table:table-cell table:style-name="Table3.A1" office:value-type="string">
            <text:p text:style-name="P89">Node/Express.js</text:p>
            <text:p text:style-name="P89"/>
            <text:p text:style-name="P89"/>
            <text:p text:style-name="P89"/>
            <text:p text:style-name="P89"/>
            <text:p text:style-name="P89">Service mail O2Switch</text:p>
            <text:p text:style-name="P89"/>
            <text:p text:style-name="P89"/>
          </table:table-cell>
          <table:table-cell table:style-name="Table3.A1" office:value-type="string">
            <text:p text:style-name="P89">Création d'un système de connexion avec TOKEN</text:p>
            <text:p text:style-name="P89"/>
            <text:p text:style-name="P89"/>
            <text:p text:style-name="P89">Envoie d’e-mails de confirmation </text:p>
            <text:p text:style-name="P89"/>
          </table:table-cell>
          <table:table-cell table:style-name="Table3.A1" office:value-type="string">
            <text:p text:style-name="P89">Ecosystème Javascript et beaucoup de documentation. <text:span text:style-name="T65">S</text:span><text:span text:style-name="T66">tack</text:span><text:span text:style-name="T65"> MERN</text:span></text:p>
            <text:p text:style-name="P89"/>
            <text:p text:style-name="P89">Le service de compte e-mails pro permet d'envoyer des mails de confirmation</text:p>
          </table:table-cell>
        </table:table-row>
        <text:soft-page-break/>
        <table:table-row table:style-name="Table3.3">
          <table:table-cell table:style-name="Table3.A4" office:value-type="string">
            <text:p text:style-name="P21">Personnaliser un menu</text:p>
          </table:table-cell>
          <table:table-cell table:style-name="Table3.A4" office:value-type="string">
            <text:p text:style-name="P22">Se fait à la 2 ème étape de la création de menu et avec le bouton "Modifier"</text:p>
          </table:table-cell>
          <table:table-cell table:style-name="Table3.A4" office:value-type="string">
            <text:p text:style-name="P23"><text:span text:style-name="T1">S</text:span><text:span text:style-name="T12">ass</text:span><text:span text:style-name="T1"> </text:span><text:span text:style-name="T5">/ React</text:span></text:p>
          </table:table-cell>
          <table:table-cell table:style-name="Table3.A4" office:value-type="string">
            <text:p text:style-name="P23">Changement de font et couleur</text:p>
          </table:table-cell>
          <table:table-cell table:style-name="Table3.A4" office:value-type="string">
            <text:p text:style-name="P88">Gestion du state avec React <text:span text:style-name="T45">et personnalisation</text:span></text:p>
            <text:p text:style-name="P88"/>
            <text:p text:style-name="P91">Syntaxe plus lisible.</text:p>
          </table:table-cell>
        </table:table-row>
        <table:table-row table:style-name="Table3.1">
          <table:table-cell table:style-name="Table3.A4" office:value-type="string">
            <text:p text:style-name="P24">Diffuser un menu</text:p>
          </table:table-cell>
          <table:table-cell table:style-name="Table3.A4" office:value-type="string">
            <text:p text:style-name="P25">Se fait à la 3 ème étape de la création de menu <text:span text:style-name="T15">et avec le bouton "Modifier"</text:span></text:p>
          </table:table-cell>
          <table:table-cell table:style-name="Table3.A4" office:value-type="string">
            <text:p text:style-name="P25"><text:span text:style-name="T18">Menu API</text:span>, <text:span text:style-name="T18">API Graph,</text:span></text:p>
            <text:p text:style-name="P25"/>
            <text:p text:style-name="P37">html2canvas</text:p>
          </table:table-cell>
          <table:table-cell table:style-name="Table3.A4" office:value-type="string">
            <text:p text:style-name="P27">Connexion <text:span text:style-name="T44">au</text:span><text:span text:style-name="T58">x</text:span><text:span text:style-name="T44"> API</text:span><text:span text:style-name="T59">s</text:span> <text:span text:style-name="T44">pour</text:span> Instagram et Deliveroo,</text:p>
            <text:p text:style-name="P27"/>
            <text:p text:style-name="P37">Export d'image</text:p>
          </table:table-cell>
          <table:table-cell table:style-name="Table3.A4" office:value-type="string">
            <text:p text:style-name="P28">Partager et faire connaître le restaurant à plus de personnes </text:p>
            <text:p text:style-name="P37">Export dans un format précis</text:p>
          </table:table-cell>
        </table:table-row>
        <table:table-row table:style-name="Table3.1">
          <table:table-cell table:style-name="Table3.A4" office:value-type="string">
            <text:p text:style-name="P35">Export en PDF</text:p>
          </table:table-cell>
          <table:table-cell table:style-name="Table3.A4" office:value-type="string">
            <text:p text:style-name="P35">Bouton d'export</text:p>
          </table:table-cell>
          <table:table-cell table:style-name="Table3.A4" office:value-type="string">
            <text:p text:style-name="P36">react-pdf/<text:span text:style-name="T46">pdf.js</text:span></text:p>
          </table:table-cell>
          <table:table-cell table:style-name="Table3.A4" office:value-type="string">
            <text:p text:style-name="P26">Export du menu en PDF</text:p>
          </table:table-cell>
          <table:table-cell table:style-name="Table3.A4" office:value-type="string">
            <text:p text:style-name="P36">Écosystème react et pdf.js</text:p>
          </table:table-cell>
        </table:table-row>
        <table:table-row table:style-name="Table3.1">
          <table:table-cell table:style-name="Table3.A4" office:value-type="string">
            <text:p text:style-name="P24">Imprimer un menu<text:span text:style-name="T36">*</text:span></text:p>
          </table:table-cell>
          <table:table-cell table:style-name="Table3.A4" office:value-type="string">
            <text:p text:style-name="P25">Se fait à la 3 ème étape de la création de menu <text:span text:style-name="T15">et avec le bouton "Modifier"</text:span></text:p>
          </table:table-cell>
          <table:table-cell table:style-name="Table3.A4" office:value-type="string">
            <text:p text:style-name="P38">Fonction "window.print()" relié à un bouton</text:p>
          </table:table-cell>
          <table:table-cell table:style-name="Table3.A4" office:value-type="string">
            <text:p text:style-name="P29">Impression du menu</text:p>
          </table:table-cell>
          <table:table-cell table:style-name="Table3.A4" office:value-type="string">
            <text:p text:style-name="P30">Partage<text:span text:style-name="T17">r</text:span> et mettre à disposition le menu dans le restaurant</text:p>
          </table:table-cell>
        </table:table-row>
        <table:table-row table:style-name="Table3.8">
          <table:table-cell table:style-name="Table3.A4" office:value-type="string">
            <text:p text:style-name="P33">Fenêtres modales</text:p>
          </table:table-cell>
          <table:table-cell table:style-name="Table3.A4" office:value-type="string">
            <text:p text:style-name="P31">Afficher des <text:span text:style-name="T43">modaux</text:span> <text:span text:style-name="T41">pour les plats et les cat</text:span><text:span text:style-name="T42">é</text:span><text:span text:style-name="T41">gories</text:span></text:p>
          </table:table-cell>
          <table:table-cell table:style-name="Table3.A4" office:value-type="string">
            <text:p text:style-name="P39">react-modal</text:p>
          </table:table-cell>
          <table:table-cell table:style-name="Table3.A4" office:value-type="string">
            <text:p text:style-name="P32">Module de react pour la gestion de <text:span text:style-name="T43">fenêtre modales</text:span></text:p>
          </table:table-cell>
          <table:table-cell table:style-name="Table3.A4" office:value-type="string">
            <text:p text:style-name="P34">Personnalisation et accessibilité (navigation clavier, <text:span text:style-name="T44">lecteur d'écran </text:span>etc...) </text:p>
          </table:table-cell>
        </table:table-row>
      </table:table>
      <text:p text:style-name="P16"/>
      <text:p text:style-name="P72"><text:span text:style-name="T28">*</text:span><text:span text:style-name="T29">Si cela concerne le système d'impression interne de Qwenta, il faudra en discuter avec eux. </text:span><text:span text:style-name="T30">Voir </text:span><text:span text:style-name="T31">aussi</text:span><text:span text:style-name="T30"> </text:span><text:a xlink:type="simple" xlink:href="https://www.npmjs.com/package/react-to-print#reacttoprint---print-react-components-in-the-browser" text:style-name="Internet_20_link" text:visited-style-name="Visited_20_Internet_20_Link"><text:span text:style-name="T32">R</text:span><text:span text:style-name="T33">eactToPrint</text:span></text:a><text:span text:style-name="T33">.</text:span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p text:style-name="P72"><text:span text:style-name="T33"/></text:p>
      <text:list text:continue-list="list4294217959" text:style-name="WWNum4">
        <text:list-item>
          <text:p text:style-name="P76"><text:soft-page-break/><text:span text:style-name="T35">Liens avec le back-end </text:span></text:p>
        </text:list-item>
      </text:list>
      <text:p text:style-name="P51">Stack MERN (MongoDB, Express.js, React, Node.js)</text:p>
      <text:p text:style-name="P51"/>
      <text:p text:style-name="P51">Donc pour le back-end nous utiliseront la base de données NoSQL MongoDB qui permet de manipuler des données BSON.</text:p>
      <text:p text:style-name="P57">Données à prévoir 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Utilisateur<text:span text:style-name="T53">s</text:span></text:p>
          </table:table-cell>
          <table:table-cell table:style-name="Table4.B1" office:value-type="string">
            <text:p text:style-name="P58">id : number</text:p>
            <text:p text:style-name="P56">e-mail : string</text:p>
          </table:table-cell>
        </table:table-row>
        <table:table-row>
          <table:table-cell table:style-name="Table4.A2" office:value-type="string">
            <text:p text:style-name="P47">Plats</text:p>
          </table:table-cell>
          <table:table-cell table:style-name="Table4.B2" office:value-type="string">
            <text:p text:style-name="P60">id : number</text:p>
            <text:p text:style-name="P8">catégorie: string</text:p>
            <text:p text:style-name="P8">image: binary img</text:p>
            <text:p text:style-name="P8">nom: string</text:p>
            <text:p text:style-name="P8">prix: string</text:p>
            <text:p text:style-name="P8">date: string</text:p>
          </table:table-cell>
        </table:table-row>
      </table:table>
      <text:p text:style-name="P52"/>
      <text:p text:style-name="P51"/>
      <text:p text:style-name="P51">Pour le côté serveur, nous utiliseront Node.js et son framework Express.js <text:span text:style-name="T47">en </text:span><text:span text:style-name="T56">mettant en place</text:span><text:span text:style-name="T47"> une API REST</text:span>.</text:p>
      <text:p text:style-name="P48"/>
      <text:p text:style-name="P5">Pour pouvoir diffuser les menus sur Deliveroo, il <text:span text:style-name="T48">nous </text:span>faudra <text:span text:style-name="T48">utiliser les API</text:span><text:span text:style-name="T60">s</text:span><text:span text:style-name="T48"> de Deliveroo comm</text:span><text:span text:style-name="T50">e</text:span><text:span text:style-name="T48"> </text:span>"Menu API".</text:p>
      <text:p text:style-name="P53">Voir la doc : <text:a xlink:type="simple" xlink:href="https://api-docs.deliveroo.com/docs" text:style-name="Internet_20_link" text:visited-style-name="Visited_20_Internet_20_Link">https://api-docs.deliveroo.com/docs</text:a></text:p>
      <text:p text:style-name="P6"/>
      <text:p text:style-name="P5">L'API Graph de Meta sera utilisé pour partager les menus sur Instagram.</text:p>
      <text:p text:style-name="P53">Voir la doc : <text:a xlink:type="simple" xlink:href="https://developers.facebook.com/docs/instagram-api?locale=fr_FR" text:style-name="Internet_20_link" text:visited-style-name="Visited_20_Internet_20_Link">https://developers.facebook.com/docs/instagram-api?locale=fr_FR</text:a></text:p>
      <text:p text:style-name="P55">Voir html2canvas : <text:a xlink:type="simple" xlink:href="https://html2canvas.hertzen.com/documentation" text:style-name="Internet_20_link" text:visited-style-name="Visited_20_Internet_20_Link">https://html2canvas.hertzen.com/documentation</text:a> <text:span text:style-name="T61">pour l'export en format carré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list text:continue-numbering="true" text:style-name="WWNum4">
        <text:list-item>
          <text:p text:style-name="P77">Préconisations concernant le domaine et l'hébergement</text:p>
        </text:list-item>
      </text:list>
      <text:p text:style-name="P45">Nom de domaine</text:p>
      <text:p text:style-name="P5">Le nom de domaine reste à définir, probablement un sous-domaine de Qwenta. <text:span text:style-name="T39">(ex. qwenta.menumaker)</text:span></text:p>
      <text:p text:style-name="P3">Hébergement</text:p>
      <text:p text:style-name="P49">Cela va dépendre d'un éventuel contrat entre Qwenta et un hébergeur, s'il n'y a pas de contrat on pourra utiliser <text:span text:style-name="T48">les services de</text:span> <text:span text:style-name="T52">O2switch qui propose des comptes e-mail pro et un tarif unique</text:span>. <text:span text:style-name="T62">Ils ont aussi un service de serveurs dédiées qui permettent aux clients de gérer les données et la configuration.</text:span></text:p>
      <text:p text:style-name="P49"><text:a xlink:type="simple" xlink:href="https://www.o2switch.fr/" text:style-name="Internet_20_link" text:visited-style-name="Visited_20_Internet_20_Link">https://www.o2switch.fr/</text:a></text:p>
      <text:p text:style-name="P3">Adresses e-mail</text:p>
      <text:p text:style-name="P4">Il faudra probablement des adresses e-mail pour le support et le contact comme :</text:p>
      <text:p text:style-name="P68"><text:a xlink:type="simple" xlink:href="mailto:menumaker.support@mail.fr" text:style-name="Internet_20_link" text:visited-style-name="Visited_20_Internet_20_Link"><text:span text:style-name="T25">m</text:span><text:span text:style-name="T26">enumaker.support@mail.fr</text:span></text:a></text:p>
      <text:p text:style-name="P67"><text:a xlink:type="simple" xlink:href="mailto:menumaker.contact@mail.fr" text:style-name="Internet_20_link" text:visited-style-name="Visited_20_Internet_20_Link"><text:span text:style-name="T24">menumaker.contact@mail.fr</text:span></text:a></text:p>
      <text:p text:style-name="P7"/>
      <text:list text:continue-numbering="true" text:style-name="WWNum4">
        <text:list-item>
          <text:p text:style-name="P78">Accessibilité</text:p>
        </text:list-item>
      </text:list>
      <text:p text:style-name="P40"/>
      <text:p text:style-name="P63">L'application devra être accessible au minimum : navigable depuis le clavier, et lisible par un lecteur d'écran.</text:p>
      <text:p text:style-name="P64"><text:span text:style-name="T9">Compatible avec les d</text:span><text:span text:style-name="T10">ernières versions de Chrome, Safari et Firefox.</text:span></text:p>
      <text:p text:style-name="P64"><text:span text:style-name="T9">Pas de version mobile à prévoir, une version desktop</text:span><text:span text:style-name="T10"> </text:span><text:span text:style-name="T9">pour le moment.</text:span></text:p>
      <text:p text:style-name="P17"/>
      <text:list text:continue-numbering="true" text:style-name="WWNum4">
        <text:list-item>
          <text:p text:style-name="P78">Services tiers</text:p>
        </text:list-item>
      </text:list>
      <text:p text:style-name="P54"/>
      <text:p text:style-name="P65">Compte e-mail pro de O2switch <text:span text:style-name="T54">pour la création d'adresse pour le contact et le support</text:span>.</text:p>
      <text:p text:style-name="P66">Serveurs dédiés O2switch.</text:p>
      <text:p text:style-name="P61">Certificat SSL avec Let's Encrypt pour HTTPS.</text:p>
      <text:list xml:id="list143925718507136" text:continue-numbering="true" text:style-name="WWNum4">
        <text:list-item>
          <text:p text:style-name="P79"><text:soft-page-break/><text:span text:style-name="T19">Recommandations en termes de sécurité</text:span></text:p>
        </text:list-item>
      </text:list>
      <text:p text:style-name="P42"/>
      <text:p text:style-name="P41">Un lien d'authentification est nécessaire, mettre en place un système de token <text:span text:style-name="T63">avec Express.js</text:span>.</text:p>
      <text:p text:style-name="P41"/>
      <text:p text:style-name="P41">Utilisation d'HTTPS pour une connexion cryptée sécurisée.</text:p>
      <text:p text:style-name="P59">Voir la marche à suivre pour obtenir un certificat SSL avec Let's Encrypt: <text:a xlink:type="simple" xlink:href="https://faq.o2switch.fr/hebergement-mutualise/tutoriels-cpanel/lets-encrypt-certificat-ssl" text:style-name="Internet_20_link" text:visited-style-name="Visited_20_Internet_20_Link">https://faq.o2switch.fr/hebergement-mutualise/tutoriels-cpanel/lets-encrypt-certificat-ssl</text:a></text:p>
      <text:list text:style-name="WWNum6">
        <text:list-header>
          <text:p text:style-name="P80"/>
        </text:list-header>
      </text:list>
      <text:list text:continue-list="list143925718507136" text:style-name="WWNum4">
        <text:list-item>
          <text:p text:style-name="P81"><text:span text:style-name="T19">Maintenance du site et futures mises à jou</text:span><text:span text:style-name="T20">r</text:span></text:p>
        </text:list-item>
      </text:list>
      <text:p text:style-name="P43"/>
      <text:p text:style-name="P44">Mise à jour possible :</text:p>
      <text:p text:style-name="P44"/>
      <text:p text:style-name="P44">- <text:span text:style-name="T49">Créer un blog interne à Menu Maker</text:span></text:p>
      <text:p text:style-name="P44">- Intégrer le tarif directement sur MenuMaker</text:p>
      <text:p text:style-name="P44">- Créer <text:span text:style-name="T51">la</text:span> possibilité de changer de moyen de paiement</text:p>
      <text:p text:style-name="P44"/>
      <text:p text:style-name="P44">- Améliorations UI/UX</text:p>
      <text:p text:style-name="P44">- Plus d'options de personnalisation <text:span text:style-name="T37">(ex. changer l'image de fond du menu)</text:span></text:p>
      <text:p text:style-name="P44">- <text:span text:style-name="T38">Une version responsive</text:span></text:p>
      <text:p text:style-name="P44">- <text:span text:style-name="T38">Une application mobile</text:span></text:p>
      <text:p text:style-name="P44">- <text:span text:style-name="T40">Analyse du marché et SEO plus poussé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serrat" svg:font-family="Monserrat"/>
    <style:font-face style:name="Montserrat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size-asian="10.5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start" style:justify-single-word="false"/>
      <style:text-properties officeooo:rsid="0009566c" officeooo:paragraph-rsid="0009566c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9.7cm" fo:page-height="21.001cm" style:num-format="1" style:print-orientation="landscape" fo:margin-top="1.27cm" fo:margin-bottom="1.827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96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9.491cm" svg:y="-0.914cm" svg:width="5.622cm" svg:height="2.492cm" draw:z-index="5"><draw:image xlink:href="Pictures/100000000000051D0000028F64226E72DC64FB1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1T14:39:23.526252233</dc:date>
    <meta:editing-duration>P1DT4H2M20S</meta:editing-duration>
    <meta:editing-cycles>155</meta:editing-cycles>
    <meta:generator>LibreOffice/7.6.3.2$Linux_X86_64 LibreOffice_project/60$Build-2</meta:generator>
    <meta:document-statistic meta:table-count="4" meta:image-count="1" meta:object-count="0" meta:page-count="6" meta:paragraph-count="137" meta:word-count="878" meta:character-count="5557" meta:non-whitespace-character-count="4817"/>
  </office:meta>
</office:document-meta>
</file>